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eee0f" officeooo:paragraph-rsid="000eee0f"/>
    </style:style>
    <style:style style:name="P2" style:family="paragraph" style:parent-style-name="Footnote">
      <style:paragraph-properties fo:margin-left="0in" fo:margin-right="0in" fo:text-indent="0in" style:auto-text-indent="false"/>
      <style:text-properties officeooo:rsid="000d57e4" officeooo:paragraph-rsid="000d57e4"/>
    </style:style>
    <style:style style:name="P3" style:family="paragraph" style:parent-style-name="Standard">
      <style:text-properties style:font-name="Times New Roman" officeooo:rsid="0006b32e" officeooo:paragraph-rsid="0006b32e"/>
    </style:style>
    <style:style style:name="P4" style:family="paragraph" style:parent-style-name="Standard">
      <style:text-properties style:font-name="Times New Roman" officeooo:rsid="00087b8c" officeooo:paragraph-rsid="00087b8c"/>
    </style:style>
    <style:style style:name="P5" style:family="paragraph" style:parent-style-name="Standard">
      <style:text-properties style:font-name="Times New Roman" fo:font-style="normal" officeooo:rsid="00087b8c" officeooo:paragraph-rsid="00087b8c" style:font-style-asian="normal" style:font-style-complex="normal"/>
    </style:style>
    <style:style style:name="P6" style:family="paragraph" style:parent-style-name="Standard">
      <style:text-properties style:font-name="Times New Roman" fo:font-style="normal" officeooo:rsid="000aadb1" officeooo:paragraph-rsid="000aadb1" style:font-style-asian="normal" style:font-style-complex="normal"/>
    </style:style>
    <style:style style:name="P7" style:family="paragraph" style:parent-style-name="Standard">
      <style:text-properties style:font-name="Times New Roman" fo:font-style="normal" officeooo:rsid="000c4c95" officeooo:paragraph-rsid="000c4c95" style:font-style-asian="normal" style:font-style-complex="normal"/>
    </style:style>
    <style:style style:name="P8" style:family="paragraph" style:parent-style-name="Standard">
      <style:text-properties style:font-name="Times New Roman" officeooo:rsid="000a5f81" officeooo:paragraph-rsid="000a5f81"/>
    </style:style>
    <style:style style:name="P9" style:family="paragraph" style:parent-style-name="Standard">
      <style:text-properties style:font-name="Times New Roman" officeooo:rsid="000aadb1" officeooo:paragraph-rsid="000aadb1"/>
    </style:style>
    <style:style style:name="P10" style:family="paragraph" style:parent-style-name="Standard">
      <style:text-properties style:font-name="Times New Roman" officeooo:rsid="000aadb1" officeooo:paragraph-rsid="000c4c95"/>
    </style:style>
    <style:style style:name="P11" style:family="paragraph" style:parent-style-name="Standard">
      <style:text-properties style:font-name="Times New Roman" officeooo:rsid="00119541" officeooo:paragraph-rsid="00119541"/>
    </style:style>
    <style:style style:name="P12" style:family="paragraph" style:parent-style-name="Standard">
      <style:text-properties style:font-name="Times New Roman" officeooo:rsid="000d57e4" officeooo:paragraph-rsid="000d57e4"/>
    </style:style>
    <style:style style:name="P13" style:family="paragraph" style:parent-style-name="Standard">
      <style:text-properties style:font-name="Times New Roman" officeooo:rsid="00106d3e" officeooo:paragraph-rsid="000d57e4"/>
    </style:style>
    <style:style style:name="P14" style:family="paragraph" style:parent-style-name="Standard">
      <style:text-properties style:font-name="Times New Roman" officeooo:rsid="0015d654" officeooo:paragraph-rsid="0015d654"/>
    </style:style>
    <style:style style:name="P15" style:family="paragraph" style:parent-style-name="Standard">
      <style:text-properties style:font-name="Times New Roman" officeooo:rsid="001ea642" officeooo:paragraph-rsid="001ea642"/>
    </style:style>
    <style:style style:name="P16" style:family="paragraph" style:parent-style-name="Body">
      <style:text-properties style:font-name="Times New Roman" officeooo:rsid="0094e880" officeooo:paragraph-rsid="0015d654"/>
    </style:style>
    <style:style style:name="P17" style:family="paragraph" style:parent-style-name="Body">
      <style:text-properties style:font-name="Times New Roman" officeooo:rsid="0017ee2b" officeooo:paragraph-rsid="0017ee2b"/>
    </style:style>
    <style:style style:name="P18" style:family="paragraph" style:parent-style-name="Body">
      <style:text-properties style:font-name="Times New Roman" fo:font-style="normal" officeooo:rsid="00199cf7" officeooo:paragraph-rsid="00199cf7" style:font-style-asian="normal" style:font-style-complex="normal"/>
    </style:style>
    <style:style style:name="P19" style:family="paragraph" style:parent-style-name="Body">
      <style:text-properties style:font-name="Times New Roman" fo:font-style="normal" officeooo:rsid="001a1b22" officeooo:paragraph-rsid="001a1b22" style:font-style-asian="normal" style:font-style-complex="normal"/>
    </style:style>
    <style:style style:name="P20" style:family="paragraph" style:parent-style-name="Body">
      <style:text-properties style:font-name="Times New Roman" fo:font-style="normal" officeooo:rsid="001c0191" officeooo:paragraph-rsid="001c0191" style:font-style-asian="normal" style:font-style-complex="normal"/>
    </style:style>
    <style:style style:name="P21" style:family="paragraph" style:parent-style-name="Body">
      <style:text-properties style:font-name="Times New Roman" fo:font-style="normal" officeooo:rsid="00205d2b" officeooo:paragraph-rsid="00205d2b" style:font-style-asian="normal" style:font-style-complex="normal"/>
    </style:style>
    <style:style style:name="P22" style:family="paragraph" style:parent-style-name="Body">
      <style:text-properties style:font-name="Times New Roman" fo:font-style="normal" officeooo:rsid="0022cea9" officeooo:paragraph-rsid="0022cea9" style:font-style-asian="normal" style:font-style-complex="normal"/>
    </style:style>
    <style:style style:name="P23"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24" style:family="paragraph" style:parent-style-name="Body">
      <style:text-properties style:font-name="Times New Roman" officeooo:rsid="00199cf7" officeooo:paragraph-rsid="00199cf7"/>
    </style:style>
    <style:style style:name="P2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0d57e4" officeooo:paragraph-rsid="00127c7a" style:letter-kerning="true" fo:background-color="transparent" style:font-name-asian="ヒラギノ角ゴ Pro W3" style:font-size-asian="12pt" text:display="true" fo:hyphenate="true" fo:hyphenation-remain-char-count="2" fo:hyphenation-push-char-count="2"/>
    </style:style>
    <style:style style:name="P2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2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27c7a" officeooo:paragraph-rsid="00127c7a"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2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2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15d654"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30" style:family="paragraph" style:parent-style-name="Footnote">
      <style:text-properties officeooo:rsid="0021d096" officeooo:paragraph-rsid="0021d096"/>
    </style:style>
    <style:style style:name="P31" style:family="paragraph" style:parent-style-name="Footnote">
      <style:text-properties officeooo:rsid="002413e4" officeooo:paragraph-rsid="002413e4"/>
    </style:style>
    <style:style style:name="P32" style:family="paragraph" style:parent-style-name="Title">
      <style:paragraph-properties fo:text-align="start" style:justify-single-word="false"/>
      <style:text-properties style:font-name="Times New Roman" officeooo:rsid="0025d30d" officeooo:paragraph-rsid="0025d30d"/>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caca8" style:font-style-asian="italic" style:font-weight-asian="normal" style:font-style-complex="italic" style:font-weight-complex="normal"/>
    </style:style>
    <style:style style:name="T5" style:family="text">
      <style:text-properties fo:font-style="italic" fo:font-weight="normal" officeooo:rsid="00232933" style:font-style-asian="italic" style:font-weight-asian="normal" style:font-style-complex="italic" style:font-weight-complex="normal"/>
    </style:style>
    <style:style style:name="T6" style:family="text">
      <style:text-properties fo:font-style="italic" fo:font-weight="normal" officeooo:rsid="000c4c95" style:font-style-asian="italic" style:font-weight-asian="normal" style:font-name-complex="Times New Roman"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a5f81" style:font-style-asian="normal" style:font-style-complex="normal"/>
    </style:style>
    <style:style style:name="T9" style:family="text">
      <style:text-properties fo:font-style="normal" officeooo:rsid="000aadb1" style:font-style-asian="normal" style:font-style-complex="normal"/>
    </style:style>
    <style:style style:name="T10" style:family="text">
      <style:text-properties fo:font-style="normal" officeooo:rsid="000b725a" style:font-style-asian="normal" style:font-style-complex="normal"/>
    </style:style>
    <style:style style:name="T11" style:family="text">
      <style:text-properties fo:font-style="normal" officeooo:rsid="000c4c95" style:font-style-asian="normal" style:font-style-complex="normal"/>
    </style:style>
    <style:style style:name="T12" style:family="text">
      <style:text-properties fo:font-style="normal" officeooo:rsid="00106d3e" style:font-style-asian="normal" style:font-style-complex="normal"/>
    </style:style>
    <style:style style:name="T13" style:family="text">
      <style:text-properties fo:font-style="normal" officeooo:rsid="00199cf7" style:font-style-asian="normal" style:font-style-complex="normal"/>
    </style:style>
    <style:style style:name="T14" style:family="text">
      <style:text-properties fo:font-style="normal" officeooo:rsid="00127c7a" style:font-style-asian="normal" style:font-name-complex="Times New Roman" style:font-style-complex="normal"/>
    </style:style>
    <style:style style:name="T15" style:family="text">
      <style:text-properties fo:font-style="normal" officeooo:rsid="000c4c95" style:font-style-asian="normal" style:font-name-complex="Times New Roman"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5d654" style:font-style-asian="normal" style:font-weight-asian="normal" style:font-style-complex="normal" style:font-weight-complex="normal"/>
    </style:style>
    <style:style style:name="T19" style:family="text">
      <style:text-properties fo:font-style="normal" fo:font-weight="normal" officeooo:rsid="0095deb0" style:font-style-asian="normal" style:font-weight-asian="normal" style:font-style-complex="normal" style:font-weight-complex="normal"/>
    </style:style>
    <style:style style:name="T20" style:family="text">
      <style:text-properties fo:font-style="normal" fo:font-weight="normal" officeooo:rsid="0017ee2b"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name-complex="Times New Roman" style:font-style-complex="normal" style:font-weight-complex="normal"/>
    </style:style>
    <style:style style:name="T22" style:family="text">
      <style:text-properties fo:font-style="normal" fo:font-weight="normal" officeooo:rsid="000c4c95" style:font-style-asian="normal" style:font-weight-asian="normal" style:font-name-complex="Times New Roman" style:font-style-complex="normal" style:font-weight-complex="normal"/>
    </style:style>
    <style:style style:name="T23" style:family="text">
      <style:text-properties fo:font-style="normal" fo:font-weight="normal" officeooo:rsid="00127c7a" style:font-style-asian="normal" style:font-weight-asian="normal" style:font-name-complex="Times New Roman" style:font-style-complex="normal" style:font-weight-complex="normal"/>
    </style:style>
    <style:style style:name="T24" style:family="text">
      <style:text-properties fo:font-style="normal" fo:font-weight="normal" officeooo:rsid="0014e240" style:font-style-asian="normal" style:font-weight-asian="normal" style:font-name-complex="Times New Roman" style:font-style-complex="normal" style:font-weight-complex="normal"/>
    </style:style>
    <style:style style:name="T25" style:family="text">
      <style:text-properties fo:font-weight="normal" style:font-weight-asian="normal" style:font-name-complex="Times New Roman" style:font-weight-complex="normal"/>
    </style:style>
    <style:style style:name="T26" style:family="text">
      <style:text-properties fo:font-weight="normal" officeooo:rsid="0015d654" style:font-weight-asian="normal" style:font-name-complex="Times New Roman" style:font-weight-complex="normal"/>
    </style:style>
    <style:style style:name="T27" style:family="text">
      <style:text-properties fo:font-weight="normal" style:font-weight-asian="normal" style:font-weight-complex="normal"/>
    </style:style>
    <style:style style:name="T28" style:family="text">
      <style:text-properties officeooo:rsid="000eee0f"/>
    </style:style>
    <style:style style:name="T2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style:letter-kerning="true" fo:background-color="transparent" loext:char-shading-value="0" style:font-name-asian="ヒラギノ角ゴ Pro W3" style:font-size-asian="12pt" style:font-style-asian="normal" style:font-style-complex="normal" text:display="true"/>
    </style:style>
    <style:style style:name="T3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31"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style:letter-kerning="true" fo:background-color="transparent" loext:char-shading-value="0" style:font-name-asian="ヒラギノ角ゴ Pro W3" style:font-size-asian="12pt" style:font-style-asian="normal" style:font-style-complex="normal" text:display="true"/>
    </style:style>
    <style:style style:name="T32"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33" style:family="text">
      <style:text-properties style:font-name="Times New Roman" fo:font-style="normal" officeooo:rsid="000c4c95" style:font-style-asian="normal" style:font-name-complex="Times New Roman" style:font-style-complex="normal"/>
    </style:style>
    <style:style style:name="T34" style:family="text">
      <style:text-properties style:font-name="Times New Roman" fo:font-style="normal" officeooo:rsid="00127c7a" style:font-style-asian="normal" style:font-name-complex="Times New Roman" style:font-style-complex="normal"/>
    </style:style>
    <style:style style:name="T35" style:family="text">
      <style:text-properties style:font-name="Times New Roman" fo:font-style="normal" style:font-style-asian="normal" style:font-style-complex="normal"/>
    </style:style>
    <style:style style:name="T36" style:family="text">
      <style:text-properties style:font-name="Times New Roman" fo:font-style="normal" officeooo:rsid="00199cf7" style:font-style-asian="normal" style:font-style-complex="normal"/>
    </style:style>
    <style:style style:name="T37"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38" style:family="text">
      <style:text-properties style:font-name="Times New Roman" fo:font-style="normal" fo:font-weight="normal" officeooo:rsid="000c4c95" style:font-style-asian="normal" style:font-weight-asian="normal" style:font-name-complex="Times New Roman" style:font-style-complex="normal" style:font-weight-complex="normal"/>
    </style:style>
    <style:style style:name="T39" style:family="text">
      <style:text-properties style:font-name="Times New Roman" fo:font-style="normal" fo:font-weight="normal" officeooo:rsid="00127c7a" style:font-style-asian="normal" style:font-weight-asian="normal" style:font-name-complex="Times New Roman" style:font-style-complex="normal" style:font-weight-complex="normal"/>
    </style:style>
    <style:style style:name="T40" style:family="text">
      <style:text-properties style:font-name="Times New Roman" fo:font-style="normal" fo:font-weight="normal" officeooo:rsid="0014e240" style:font-style-asian="normal" style:font-weight-asian="normal" style:font-name-complex="Times New Roman" style:font-style-complex="normal" style:font-weight-complex="normal"/>
    </style:style>
    <style:style style:name="T41" style:family="text">
      <style:text-properties style:font-name="Times New Roman" fo:font-style="normal" fo:font-weight="normal" style:font-style-asian="normal" style:font-weight-asian="normal" style:font-style-complex="normal" style:font-weight-complex="normal"/>
    </style:style>
    <style:style style:name="T42" style:family="text">
      <style:text-properties style:font-name="Times New Roman" fo:font-style="normal" fo:font-weight="normal" officeooo:rsid="0095deb0" style:font-style-asian="normal" style:font-weight-asian="normal" style:font-style-complex="normal" style:font-weight-complex="normal"/>
    </style:style>
    <style:style style:name="T43" style:family="text">
      <style:text-properties style:font-name="Times New Roman" fo:font-style="normal" fo:font-weight="normal" officeooo:rsid="0015d654" style:font-style-asian="normal" style:font-weight-asian="normal" style:font-style-complex="normal" style:font-weight-complex="normal"/>
    </style:style>
    <style:style style:name="T44" style:family="text">
      <style:text-properties style:font-name="Times New Roman" fo:font-style="normal" fo:font-weight="normal" officeooo:rsid="0017ee2b" style:font-style-asian="normal" style:font-weight-asian="normal" style:font-style-complex="normal" style:font-weight-complex="normal"/>
    </style:style>
    <style:style style:name="T45" style:family="text">
      <style:text-properties style:font-name="Times New Roman" fo:font-style="italic" fo:font-weight="normal" officeooo:rsid="000c4c95" style:font-style-asian="italic" style:font-weight-asian="normal" style:font-name-complex="Times New Roman" style:font-style-complex="italic" style:font-weight-complex="normal"/>
    </style:style>
    <style:style style:name="T46" style:family="text">
      <style:text-properties officeooo:rsid="0021d16b"/>
    </style:style>
    <style:style style:name="T47" style:family="text">
      <style:text-properties fo:font-weight="bold" style:font-weight-asian="bold" style:font-weight-complex="bold"/>
    </style:style>
    <style:style style:name="T48" style:family="text">
      <style:text-properties officeooo:rsid="001ea642"/>
    </style:style>
    <style:style style:name="T49" style:family="text">
      <style:text-properties fo:font-size="22pt" style:font-size-asian="22pt" style:font-size-complex="22pt"/>
    </style:style>
    <style:style style:name="T50" style:family="text">
      <style:text-properties fo:font-size="20pt" style:font-size-asian="20pt" style:font-size-complex="20pt"/>
    </style:style>
    <style:style style:name="T5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Meaningness of Life<text:line-break/><text:span text:style-name="T51">In which the season is summarised and meaningness is defined</text:span></text:p>
      <text:p text:style-name="P3">This season has been about meaning, and it has been about formations and transformations and the intersection of the two. <text:s/>And it has been about <text:span text:style-name="T1">meaningness</text:span><text:span text:style-name="T7">, discussed</text:span> in many and roundabout ways without spelling out what it is (this post will change that). This season has been written it during one of the most transformative periods of my life, so much so that the conclusion of some episodes changed into its polar oposite during the time in which it was written. Hence the two voices, one from before called "Me" and one in the process of transformation called "Notme". Notme has also been the voice of a pletora of people at different levels of closeness against which I have wielded my prejudice and cultural biases. This season has been endowed with a metalevel in this sense: I have written about transformations while my views on the subject was shifting. </text:p>
      <text:p text:style-name="P3"/>
      <text:p text:style-name="P3">Another knowledge gained in the last months is the realisation how deeply influenced I am by the historical context I find myself in, which goes by the name modernity. It will be the focus of season 2, but I mention it here as a testament to a layer of myself I have considered universal and "normal" is a product of my time. Modernity I define as a having two ingredients: 1) An historical period during which a culture change tangibly over the course of a generation for several generations, such that each generation is growing up under significantly diffe conditions than their parent's. 2) A cultural notion that change is progress. With that definition o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7">. This is an integral part of modernity, a project encapsulates and combines the concepts of transformations and the notion that change is good. The heart of what Notme calls </text:span><text:span text:style-name="T1">meaningness</text:span><text:span text:style-name="T7"> lies in the project.</text:span></text:p>
      <text:p text:style-name="P3"/>
      <text:p text:style-name="P4"><text:span text:style-name="T7">Three definitions of the word </text:span><text:span text:style-name="T1">meaning</text:span><text:span text:style-name="T7"> were discussed during the first three episodes of this season. They were:</text:span></text:p>
      <text:p text:style-name="P5">1. Cosmic Meaning</text:p>
      <text:p text:style-name="P5">2. Meaning of stuff</text:p>
      <text:p text:style-name="P5">3. Meaningness</text:p>
      <text:p text:style-name="P4"/>
      <text:p text:style-name="P4">Cosmic meaning is the significance events have on a cosmic or meta-physical level, and it was dismissed as irrelevant. Whether there is a cosmic significance to my being in the world, or whatever happens to me can have absolutely no baring on my life. God or no God, cosmic plan or not, in the end it is up to me to live my life, make my own decisions and interact with my surroundings and fellow creatures how I see fit. I am not calling myself a theist nor an atheist, since God's existence is irrelevant. </text:p>
      <text:p text:style-name="P4"/>
      <text:p text:style-name="P4"><text:span text:style-name="T7">The meaning of stuff, on the other hand, is quite significant to how I pre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hurt, butter, and cream, between men, statutes, dolls, boys, women, girls, trees, bushes, circles, and rectangles. These categorise we learn, and we learn it during our cultural upbringing, and what we learn is not only to deliminate, but how to feel about each category, how to understand them all. This combination of a delimination and a feeling is what forms a </text:span><text:span text:style-name="T1">culturual </text:span><text:soft-page-break/><text:span text:style-name="T1">prejudice</text:span><text:span text:style-name="T7"> (or bias).</text:span></text:p>
      <text:p text:style-name="P4"/>
      <text:p text:style-name="P4"><text:span text:style-name="T7">Now</text:span><text:span text:style-name="T8"> </text:span><text:span text:style-name="T7">to meaningness. And the project. Simone de Beauvoir tells </text:span><text:span text:style-name="T8">a</text:span><text:span text:style-name="T7"> story </text:span><text:span text:style-name="T8">as an example of a life project. It is a story </text:span><text:span text:style-name="T7">of </text:span><text:span text:style-name="T8">the Greek general, and later king, Pyrrhus of Epirus (BC 319-272) and one alleged conversation he had with his friend and advisor Cineas:</text:span></text:p>
      <text:p text:style-name="P8"><text:span text:style-name="T16">Pyrrhus</text:span><text:span text:style-name="T7">: “First we conquer Greece.” </text:span></text:p>
      <text:p text:style-name="P8"><text:span text:style-name="T16">Cineas</text:span><text:span text:style-name="T7">: “And then what?” </text:span></text:p>
      <text:p text:style-name="P8"><text:span text:style-name="T16">Pyrrhus</text:span><text:span text:style-name="T7">: “Then we take over Africa.” </text:span></text:p>
      <text:p text:style-name="P8"><text:span text:style-name="T16">Cineas</text:span><text:span text:style-name="T7">: “And then what?” </text:span></text:p>
      <text:p text:style-name="P8"><text:span text:style-name="T16">Pyrrhus</text:span><text:span text:style-name="T7">: “Then we go to Asia and conquer Asia Minor and Arabia” </text:span></text:p>
      <text:p text:style-name="P8"><text:span text:style-name="T16">Cineas</text:span><text:span text:style-name="T7">: “And then what?” </text:span></text:p>
      <text:p text:style-name="P8"><text:span text:style-name="T16">Pyrrhus</text:span><text:span text:style-name="T7">: “Then we go all the way to India.” </text:span></text:p>
      <text:p text:style-name="P8"><text:span text:style-name="T16">Cineas</text:span><text:span text:style-name="T7">: “And then what?” </text:span></text:p>
      <text:p text:style-name="P8"><text:span text:style-name="T16">Pyrrhus</text:span><text:span text:style-name="T7">: “Oh, after India I rest.” </text:span></text:p>
      <text:p text:style-name="P8"><text:span text:style-name="T16">Cineas</text:span><text:span text:style-name="T7">: “But why, then, don't you rest now?”</text:span></text:p>
      <text:p text:style-name="P8"/>
      <text:p text:style-name="P8"><text:span text:style-name="T7">This stands as an example of a project</text:span><text:span text:style-name="T9">, but is it an example of meaningness? In a recent interview, the film maker Woody Allen described the reason for his own project:</text:span></text:p>
      <text:p text:style-name="P9"><text:span text:style-name="T16">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6">Is this a description of meaningness?</text:p>
      <text:p text:style-name="P9"><text:span text:style-name="T7">My answer to these questions is </text:span><text:span text:style-name="T1">no</text:span><text:span text:style-name="T7">. When cosmic meaning is declared absent, usually by death of God, its insignificance often missed. This results in life projects such as the ones in these two examples, which main purpose is to distract oneself from the fact that we will all soon die and it will all have been about nothing. These projects are not projects of meaningness, becuase they are means to an end, and not an end in themselves. </text:span></text:p>
      <text:p text:style-name="P9"/>
      <text:p text:style-name="P9"><text:span text:style-name="T7">A true project can never be a means to an end. It can never be completed. A project whose whole purpose is to end itself and make itself redundant, such as conquering the world, erradicate evil, scientificially explain everything, own everything, create a utopia, is the oposite of meaningness. Such a project is a </text:span><text:span text:style-name="T1">totallitarian project. </text:span><text:span text:style-name="T7">This is true for some forms of Marxism, as well as neoliberalism and a scientific theory of everything. It is true for any striving for an ideal or perfection. These are the projects driven by insecurity, and they are the oposite of meaningness. </text:span></text:p>
      <text:p text:style-name="P6"/>
      <text:p text:style-name="P10"><text:span text:style-name="T7">Meaningness is found in another kind of project, the project which is its own reason for being.</text:span><text:span text:style-name="T11"> And the meaningness of life is the reason for being. It's the project of being a human being, and not a bit of filth, it is the project of grabbing our infinite (to all practical purposes) personhood and transend our nature and nurture. It is the project of turning the Other into eachother, for one cannot grab one's personhood without also helping someone else in this regard, and one cannot do it alone. And it is a never-ending project, since conciousness is not a binary, and the pool of personhood has no bottom, the transformation is never-ending and without goal. Here my modern prejudice surfaces, and I must battle with the notion that change and progress are not equal. Transformations do not make us better, it merely makes us different, and possibly more. </text:span><text:span text:style-name="T12">A project of meaningness does not answer questions, it finds new ones.</text:span></text:p>
      <text:p text:style-name="P10"/>
      <text:p text:style-name="P11"><text:span text:style-name="T12">A</text:span><text:span text:style-name="T7"> project of meaningness is not totalitarian. In the personal context</text:span><text:span text:style-name="T32">, totalitarian thinking is the notion of perfection, and at the same time the intolerance of flaws. It is to have an idealised image of oneself, and then trying to chip off all flaws from that ideal. That is a totalitarian project, since the aim is to end the </text:span><text:soft-page-break/><text:span text:style-name="T32">project. A sincere project is instead one where one explores one's weaknesses to learn about oneself, together with </text:span><text:span text:style-name="T31">each</text:span><text:span text:style-name="T32">other.<text:tab/></text:span></text:p>
      <text:p text:style-name="P10"/>
      <text:p text:style-name="P7">And how such a project is formed is derived from our biology. In the previous episodes, based on insecurity research, four stages of human development were described:</text:p>
      <text:p text:style-name="P7">1. Immitating childhood (mirror neurons)</text:p>
      <text:p text:style-name="P7">2. Insecure adolecense (default network)</text:p>
      <text:p text:style-name="P7">3. Culture savvy adulthood (default network)</text:p>
      <text:p text:style-name="P7">4. Maturity into personhood (consciousness)</text:p>
      <text:p text:style-name="P7">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7">This can only be achieved together.</text:p>
      <text:p text:style-name="P10"/>
      <text:p text:style-name="P12"><text:span text:style-name="T16">Carl Jung:</text:span><text:span text:style-name="T17"> </text:span><text:span text:style-name="T3">"</text:span><text:span text:style-name="T2">Christ expresses the same idea when he says, "I appear in the least of your brethren"; and what about it . . . if the least of your brethren should be yourself - what about it then?</text:span><text:span text:style-name="T1">"</text:span></text:p>
      <text:p text:style-name="P12">In order to meet the other, she has to be turned into eachother. She has to be treated as a person, and not a means to an end. But our insecurities stand in the way for this. We want the other to love us, and, failing that, to like us, and failing that, to respect us, or failing that to fear, or loath us.<text:note text:id="ftn1" text:note-class="footnote"><text:note-citation>1</text:note-citation><text:note-body><text:p text:style-name="P2"><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 We want this because we are biologically hard wired to be insecure, to conform to social and cultural norms. <text:span text:style-name="T28">To find personhood and concious autonomy is to not play the social game and treat eachother as persons, and thus work as vehicles for eachother's personhood.</text:span><text:span text:style-name="T28"><text:note text:id="ftn2" text:note-class="footnote"><text:note-citation>2</text:note-citation><text:note-body><text:p text:style-name="P1">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28">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13"/>
      <text:p text:style-name="P25"><text:span text:style-name="T14">To find meaningness</text:span><text:span text:style-name="T15"> </text:span><text:span text:style-name="T14">is to </text:span><text:span text:style-name="T15">trancend one's culture and </text:span><text:span text:style-name="T14">the </text:span><text:span text:style-name="T15">identities that come with it. Th</text:span><text:span text:style-name="T14">e stage of maturity into personhood</text:span><text:span text:style-name="T15"> is completely dependent on previous stages. Therefore</text:span><text:span text:style-name="T14">, </text:span><text:span text:style-name="T15">each person</text:span><text:span text:style-name="T14">'</text:span><text:span text:style-name="T15">s meaningness </text:span><text:span text:style-name="T14">is </text:span><text:span text:style-name="T15">unique. And it is dependent on each person</text:span><text:span text:style-name="T14">'</text:span><text:span text:style-name="T15">s life history, including the cultural identities the person </text:span><text:soft-page-break/><text:span text:style-name="T15">tried to coform to, but also events beyond that, such as trauman, autrocities, etc. So </text:span><text:span text:style-name="T6">my</text:span><text:span text:style-name="T22"> meaningness will be different from yours.</text:span><text:span text:style-name="T23"> It is not necessary, but it helps if your interactions with eachother is diverse. This enhances the cross-section of cultural biases which you can challenge within yourself. </text:span></text:p>
      <text:p text:style-name="P27"/>
      <text:p text:style-name="P29"><text:span text:style-name="T26">O</text:span><text:span text:style-name="T25">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e book.</text:span><text:span text:style-name="T26"> The book then does not become a project, but it becomes assimilated into your own prjoect of meaningness.</text:span><text:span text:style-name="T25"> Then the success of the book is not meassured by how many copies it sells, but by how true to myself I have been during its writing, and how colusive it has been for my developing, or whatever unmeasurable measure of success</text:span><text:span text:style-name="T26">. It is by interacting with the world I learn about myself, and for some, writing a book is a valid strategy.</text:span></text:p>
      <text:p text:style-name="P26"/>
      <text:p text:style-name="P28">I can start a family for many reasons. People may frown upon me for not conforming to the family norm. I may have found a partner which makes me look good in the eyes of others (or so I think), or a partner whose genes I think will match mine well, so that I can reproduce in an unconscious act of genetic narcissism, so that I can be a valid member of society. Or I can do it for the reason that I am afraid of growing old alone, and hope that my family will take care of me when that happe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26"/>
      <text:p text:style-name="P26"><text:span text:style-name="T21">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we can engage that deeply with, since we are limited in space and time. As such life-partners and a family, treated as human beings can be the most meaningful thing there is</text:span><text:span text:style-name="T24">, as long as the mutual transformations bring eachother closer, which is no guarantee.</text:span></text:p>
      <text:p text:style-name="P28"/>
      <text:p text:style-name="P9"><text:span text:style-name="T7">In terms of ethics, meaningness is good, and any kind of incincerity is evil. This is contrasted by e.g. utilitarianism, in which everything you do should be as a means to an end: to increase the total happiness/good, and reduce the total pain in the world. To me</text:span><text:span text:style-name="T10">, utilitarianism is evil by definition.</text:span></text:p>
      <text:p text:style-name="P16"/>
      <text:p text:style-name="P16"><text:span text:style-name="T17">Simone Weil</text:span><text:span text:style-name="T18"> wrote</text:span><text:span text:style-name="T17"> that the most corrupting thing about a political party is that its purpose becomes to grow. </text:span><text:span text:style-name="T18">A few years ago I</text:span><text:span text:style-name="T17"> harboured the idea that the purpose of any </text:span><text:span text:style-name="T18">political </text:span><text:span text:style-name="T17">activisim or party was to render itself redundant, and therefore can a party's decline (e.g. the Swedish social democrats') be seen as a success and not a failure. I do no longer believe that. Any constellation of people gathering should be focused on their own personal growth within the group. Let the constellation be a space, both physical and mental (and temporal?), where we can strive to be human beings in every moment and encounter, together. Where we can be true to ourselves, not learning 15 second phrases to answer sceptics, not learn how to effectively argue against those who disagree with us. </text:span><text:span text:style-name="T18">A struggle cannot be to eradicate the world from evil, in whatever form it may be, sexism, racism, classism, agism. </text:span><text:span text:style-name="T19">I think that is a misunderstanding of culture, every culture contains prejudice and hierchies which takes us away from being human, and every person grows up as a cultural being. Even if we change culture it won't disappear. We are instead left with ourselves, and therein lies the work, to deconstruct and stop being defined by culture.</text:span><text:span text:style-name="T18"> And to help create spaces for others to do so too, together. </text:span><text:span text:style-name="T20">Spaces of sincerity.</text:span></text:p>
      <text:p text:style-name="P16"/>
      <text:p text:style-name="P17"><text:span text:style-name="T7">Sincerity? That is a key word. By doing things for the sake of doing them, to treat eachother as human beings and not as means to an end, is to be sincere in every action. Politeness is a way to interact with </text:span><text:soft-page-break/><text:span text:style-name="T7">people we do not know well, and is thereby a form a insincerity in the interaction. To have a job only as a means for means, or a partner only to conform to social norms, and not feel lonely, will corrupt your interactions with the job, or the partner.</text:span><text:span text:style-name="T13"> You will engage less when needed and be disinterested in what has become a large part of your life. To create space is to engage sincerely in whatever you happen to do. </text:span></text:p>
      <text:p text:style-name="P17"/>
      <text:p text:style-name="P18">::JDLKSA talks about the three modes of engagement: exit, engage or akflalkf</text:p>
      <text:p text:style-name="P24"/>
      <text:p text:style-name="P19">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 and of through that effort the crime rate lowers it was not as a goal but as a consequence of the sincere engagement. If instead of setting goals about grades for school-children you have an approach of sincerely engaging with their learning and education, the grades will come as a consequence, or not, but either way they will learn more.</text:p>
      <text:p text:style-name="P19"/>
      <text:p text:style-name="P19">If an employer want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job. It also reflects badly on the employer who failed to find people who care about the job, or to give people meaningful tasks for which they don't need external incentives to do well.</text:p>
      <text:p text:style-name="P19"/>
      <text:p text:style-name="P20">So I've pointed to a few thought systems which completely misses meaningness, which are aimed and focused on insincerity and thereby work against us gaining a deeper personhood and consciousness<text:note text:id="ftn3" text:note-class="footnote"><text:note-citation>3</text:note-citation><text:note-body><text:p text:style-name="P31">I am using the word unconscious in a slightly unusual way. There is<text:span text:style-name="T48"> a difference between being aware and being conscious, and I think it is a difference that matters. </text:span>Those who<text:span text:style-name="T48"> discuss </text:span>the nature of<text:span text:style-name="T48"> consciousness, </text:span>tend to<text:span text:style-name="T48"> actually treat awareness. This confusion comes form the fact that the o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20"/>
      <text:p text:style-name="P21">In Episode 5, Me and Notme are discussing happiness, and Notme me is vaguely dismissive of the whole concept as being something to strive for. One direct path to happiness is to conform to the roles oour cultures provide us. This is the stoic approach, and it is the pragmatic approach, and as I showed in Episode 1, for a reflective human being, it is a cynical approach. It is cynical, since we conform de<text:soft-page-break/>spite understanding the uselessness and meaningness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text:note text:id="ftn0" text:note-class="footnote"><text:note-citation>4</text:note-citation><text:note-body><text:p text:style-name="P30">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takes one away from meaningness. On the other hand, it may very well be the case that happiness can come as a consequence of one's strive for meaningness. But not always and not immediately, since meaningness is found outside of the comfort zone, and outside of the habitual<text:span text:style-name="T46"> and </text:span>culturally learned, and therefore it can often be uncomfortable <text:span text:style-name="T46">and</text:span> even painful. No, meaningness is not a direct path towards happiness, but it is a path towards personhood, to<text:span text:style-name="T46">wards</text:span> sincere living, and a path to<text:span text:style-name="T46">wards</text:span> real interhuman interactions away from the intrumental thingification <text:span text:style-name="T46">which turn</text:span> eachother into Others. </text:p>
      <text:p text:style-name="P21"><text:tab/></text:p>
      <text:p text:style-name="P22"><text:span text:style-name="T47">Question:</text:span><text:span text:style-name="T27"> </text:span><text:span text:style-name="T4">Are there situations where instrumentalism and insincerity is warranted?</text:span><text:span text:style-name="T3"> Where </text:span><text:span text:style-name="T4">politeness rather than deep engagements between human beings</text:span><text:span text:style-name="T3"> is preferable? E.g. is it OK to treat a hairdresser as a means to the end of cutting my hair? Or am I then compromising someone's personhood</text:span><text:span text:style-name="T5">, and in so doing, my own</text:span><text:span text:style-name="T3">?</text:span></text:p>
      <text:p text:style-name="P14"/>
      <text:p text:style-name="P15"/>
      <text:p text:style-name="P14"/>
      <text:p text:style-name="P14"/>
      <text:p text:style-name="P14"/>
      <text:p text:style-name="P14"/>
      <text:p text:style-name="P14"/>
      <text:p text:style-name="P14"/>
      <text:p text:style-name="P14"/>
      <text:p text:style-name="P23">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3T19:26:40.789406143</dc:date>
    <meta:editing-duration>PT3H2S</meta:editing-duration>
    <meta:editing-cycles>29</meta:editing-cycles>
    <meta:generator>LibreOffice/4.2.8.2$Linux_X86_64 LibreOffice_project/420m0$Build-2</meta:generator>
    <meta:document-statistic meta:table-count="0" meta:image-count="0" meta:object-count="0" meta:page-count="6" meta:paragraph-count="55" meta:word-count="3967" meta:character-count="22684" meta:non-whitespace-character-count="18747"/>
  </office:meta>
</office:document-meta>
</file>